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AttributesConverter.ListAttributes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istAttributesConverter.convertAttributes( ListBlock f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